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11.543cm"/>
    </style:style>
    <style:style style:name="co5" style:family="table-column">
      <style:table-column-properties fo:break-before="auto" style:column-width="5.521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 style:data-style-name="N108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/>
          <table:table-cell office:value-type="string">
            <text:p>Hydrogen</text:p>
          </table:table-cell>
          <table:table-cell office:value-type="string">
            <text:p>Carbon</text:p>
          </table:table-cell>
          <table:table-cell office:value-type="string">
            <text:p>Metals</text:p>
          </table:table-cell>
          <table:table-cell office:value-type="string">
            <text:p>Rare Earth Elements</text:p>
          </table:table-cell>
          <table:table-cell office:value-type="string">
            <text:p>Semiconductors</text:p>
          </table:table-cell>
          <table:table-cell office:value-type="string">
            <text:p>Heisenbergium</text:p>
          </table:table-cell>
          <table:table-cell office:value-type="string">
            <text:p>M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 table:number-columns-spanned="1" table:number-rows-spanned="2">
            <text:p>Water</text:p>
          </table:table-cell>
          <table:table-cell office:value-type="string">
            <text:p>Water</text:p>
          </table:table-cell>
          <table:table-cell/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Ice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 table:number-columns-spanned="1" table:number-rows-spanned="16">
            <text:p>Standard Matter</text:p>
          </table:table-cell>
          <table:table-cell office:value-type="string">
            <text:p>Plutonic Rock</text:p>
          </table:table-cell>
          <table:table-cell office:value-type="string">
            <text:p>Slowly cooled magma -&gt; crystalline rock (granite); Igneous Rock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Volcanic Rock</text:p>
          </table:table-cell>
          <table:table-cell office:value-type="string">
            <text:p>Fast coold volcanic rock (basalt); Igneous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Clastic Sedimentary Rock</text:p>
          </table:table-cell>
          <table:table-cell office:value-type="string">
            <text:p>Conglomera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Chemical Sedimentary Rock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Salt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Metamorphic Rock</text:p>
          </table:table-cell>
          <table:table-cell office:value-type="string">
            <text:p>Gneis, Marble, ..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Or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Rare Or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Forzen Gas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Pyroklastit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Silicat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Magnetit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Gold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Lav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San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Garbag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 table:number-columns-spanned="1" table:number-rows-spanned="10">
            <text:p>Organic Matter</text:p>
          </table:table-cell>
          <table:table-cell office:value-type="string">
            <text:p>Organic Sedimentary Rock</text:p>
          </table:table-cell>
          <table:table-cell office:value-type="string">
            <text:p>Cal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Woo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Earth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Grass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Fungus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Chalk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Algae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Oil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Leafs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Plastic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 table:number-columns-spanned="1" table:number-rows-spanned="4">
            <text:p>Solar Matter</text:p>
          </table:table-cell>
          <table:table-cell office:value-type="string">
            <text:p>Crystalin Solar Matter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Heisenberg Plasma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Hydrogen Plasma</text:p>
          </table:table-cell>
          <table:table-cell/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Helium Plasm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string" table:number-columns-spanned="1" table:number-rows-spanned="3">
            <text:p>Computers</text:p>
          </table:table-cell>
          <table:table-cell office:value-type="string">
            <text:p>Computer I</text:p>
          </table:table-cell>
          <table:table-cell office:value-type="string">
            <text:p>Controls up to 256 Voxel</text:p>
          </table:table-cell>
          <table:table-cell table:number-columns-repeated="7"/>
        </table:table-row>
        <table:table-row table:style-name="ro1">
          <table:table-cell/>
          <table:covered-table-cell table:style-name="ce1"/>
          <table:table-cell office:value-type="string">
            <text:p>Computer II</text:p>
          </table:table-cell>
          <table:table-cell office:value-type="string">
            <text:p>Controls up to 512 Voxel</text:p>
          </table:table-cell>
          <table:table-cell table:number-columns-repeated="7"/>
        </table:table-row>
        <table:table-row table:style-name="ro1">
          <table:table-cell/>
          <table:covered-table-cell table:style-name="ce1"/>
          <table:table-cell office:value-type="string">
            <text:p>Computer III</text:p>
          </table:table-cell>
          <table:table-cell office:value-type="string">
            <text:p>Controls up to 1024 Voxe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1" table:number-rows-spanned="8">
            <text:p>Reactors</text:p>
          </table:table-cell>
          <table:table-cell office:value-type="string">
            <text:p>Solar Cells</text:p>
          </table:table-cell>
          <table:table-cell office:value-type="string">
            <text:p>Efficiency: 35 – 55 %</text:p>
          </table:table-cell>
          <table:table-cell table:number-columns-repeated="5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Super Absorbers</text:p>
          </table:table-cell>
          <table:table-cell office:value-type="string">
            <text:p>Efficiency: 90 – 100 %</text:p>
          </table:table-cell>
          <table:table-cell table:number-columns-repeated="5"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Nuclear Reactor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Fusion Reactor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Antimatter Reactor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12">
            <text:p>Accumulators</text:p>
          </table:table-cell>
          <table:table-cell office:value-type="string">
            <text:p>Capacitor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Capacitor 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Capacitor I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Lithium Accumulator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Lithium Accumulator 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Lithium Accumulator I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Photon Accumulator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Photon Accumulator 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Boson Accumulator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Boson Accumulator 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Boson Accumulator I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Boson Accumulator IV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8">
            <text:p>Storage</text:p>
          </table:table-cell>
          <table:table-cell office:value-type="string">
            <text:p>Storage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Storage 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Storage I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Storage IV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Warpstorage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Warpstorage 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Warpstorage I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Warpstorage IV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8">
            <text:p>Engines</text:p>
          </table:table-cell>
          <table:table-cell office:value-type="string">
            <text:p>Combustion Engine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Combustion Engine 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Combustion Engine II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Space Crawler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Warp Engine I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8">
            <text:p>Hulls</text:p>
          </table:table-cell>
          <table:table-cell office:value-type="string">
            <text:p>Standard Hull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Alloy Hull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Ceramic Plating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Graphite Plating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Nano Carbon Plating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Carbon Alloy Plating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Superconductor Plating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Epic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4">
            <text:p>Shields</text:p>
          </table:table-cell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6">
            <text:p>Sensors</text:p>
          </table:table-cell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4">
            <text:p>Explosives</text:p>
          </table:table-cell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/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/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/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16">
            <text:p>Weapons</text:p>
          </table:table-cell>
          <table:table-cell office:value-type="string">
            <text:p>Laser</text:p>
          </table:table-cell>
          <table:table-cell office:value-type="string">
            <text:p>Simplest weapon in gam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,0</text:p>
          </table:table-cell>
        </table:table-row>
        <table:table-row table:style-name="ro1">
          <table:table-cell/>
          <table:covered-table-cell table:style-name="ce1"/>
          <table:table-cell office:value-type="string">
            <text:p>Puls Laser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Gamma Laser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Gamma Puls Laser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6">
            <text:p>Miners</text:p>
          </table:table-cell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1" table:number-rows-spanned="3">
            <text:p>Assembler</text:p>
          </table:table-cell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/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/>
          <table:table-cell office:value-type="string" table:number-columns-spanned="1" table:number-rows-spanned="3">
            <text:p>Tracktor Beams / Pushers</text:p>
          </table:table-cell>
          <table:table-cell office:value-type="string">
            <text:p>&lt;Magnetic&gt;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>
            <text:p>&lt;Gravity&gt;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>
            <text:p>&lt;Warp&gt;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Jumppoint</text:p>
          </table:table-cell>
          <table:table-cell office:value-type="string">
            <text:p>Portal</text:p>
          </table:table-cell>
          <table:table-cell table:number-columns-repeated="8"/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255">
            <text:p>255</text:p>
          </table:table-cell>
          <table:table-cell/>
          <table:table-cell/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8"/>
        </table:table-row>
        <table:table-row table:style-name="ro1" table:number-rows-repeated="10483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tt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4" office:value-type="string">
            <text:p>Name (REFERENCE)</text:p>
          </table:table-cell>
          <table:table-cell table:style-name="ce4" office:value-type="string">
            <text:p>Rarity (Smaller = Rarer)</text:p>
          </table:table-cell>
          <table:table-cell table:style-name="ce4" office:value-type="string">
            <text:p>Occurency</text:p>
          </table:table-cell>
          <table:table-cell table:number-columns-repeated="2"/>
        </table:table-row>
        <table:table-row table:style-name="ro1">
          <table:table-cell table:formula="of:=[Components.C2]" office:value-type="string" office:string-value="Water">
            <text:p>Water</text:p>
          </table:table-cell>
          <table:table-cell office:value-type="float" office:value="60">
            <text:p>60</text:p>
          </table:table-cell>
          <table:table-cell table:formula="of:= [.B2]/[.E$3]" office:value-type="float" office:value="0.0312989045383412">
            <text:p>0,03</text:p>
          </table:table-cell>
          <table:table-cell table:style-name="ce4" office:value-type="string">
            <text:p>Matter Distribution</text:p>
          </table:table-cell>
          <table:table-cell/>
        </table:table-row>
        <table:table-row table:style-name="ro1">
          <table:table-cell table:formula="of:=[Components.C3]" office:value-type="string" office:string-value="Ice">
            <text:p>Ice</text:p>
          </table:table-cell>
          <table:table-cell office:value-type="float" office:value="1000">
            <text:p>1000</text:p>
          </table:table-cell>
          <table:table-cell table:formula="of:= [.B3]/[.E$3]" office:value-type="float" office:value="0.521648408972353">
            <text:p>0,52</text:p>
          </table:table-cell>
          <table:table-cell office:value-type="string">
            <text:p>Rarity Sum:</text:p>
          </table:table-cell>
          <table:table-cell table:formula="of:=SUM([.B2:.B31])" office:value-type="float" office:value="1917">
            <text:p>1917</text:p>
          </table:table-cell>
        </table:table-row>
        <table:table-row table:style-name="ro1">
          <table:table-cell table:formula="of:=[Components.C4]" office:value-type="string" office:string-value="Plutonic Rock">
            <text:p>Plutonic Rock</text:p>
          </table:table-cell>
          <table:table-cell office:value-type="float" office:value="40">
            <text:p>40</text:p>
          </table:table-cell>
          <table:table-cell table:formula="of:= [.B4]/[.E$3]" office:value-type="float" office:value="0.0208659363588941">
            <text:p>0,02</text:p>
          </table:table-cell>
          <table:table-cell table:number-columns-repeated="2"/>
        </table:table-row>
        <table:table-row table:style-name="ro1">
          <table:table-cell table:formula="of:=[Components.C5]" office:value-type="string" office:string-value="Volcanic Rock">
            <text:p>Volcanic Rock</text:p>
          </table:table-cell>
          <table:table-cell office:value-type="float" office:value="40">
            <text:p>40</text:p>
          </table:table-cell>
          <table:table-cell table:formula="of:= [.B5]/[.E$3]" office:value-type="float" office:value="0.0208659363588941">
            <text:p>0,02</text:p>
          </table:table-cell>
          <table:table-cell office:value-type="string">
            <text:p>Hydrogen</text:p>
          </table:table-cell>
          <table:table-cell table:formula="of:=SUMPRODUCT([Components.E$2:Components.E$31]; [.B$2:.B$31])" office:value-type="float" office:value="10111">
            <text:p>10111</text:p>
          </table:table-cell>
        </table:table-row>
        <table:table-row table:style-name="ro1">
          <table:table-cell table:formula="of:=[Components.C6]" office:value-type="string" office:string-value="Clastic Sedimentary Rock">
            <text:p>Clastic Sedimentary Rock</text:p>
          </table:table-cell>
          <table:table-cell office:value-type="float" office:value="30">
            <text:p>30</text:p>
          </table:table-cell>
          <table:table-cell table:formula="of:= [.B6]/[.E$3]" office:value-type="float" office:value="0.0156494522691706">
            <text:p>0,02</text:p>
          </table:table-cell>
          <table:table-cell office:value-type="string">
            <text:p>Carbon</text:p>
          </table:table-cell>
          <table:table-cell table:formula="of:=SUMPRODUCT([Components.F$2:Components.F$31]; [.B$2:.B$31])" office:value-type="float" office:value="1436">
            <text:p>1436</text:p>
          </table:table-cell>
        </table:table-row>
        <table:table-row table:style-name="ro1">
          <table:table-cell table:formula="of:=[Components.C7]" office:value-type="string" office:string-value="Chemical Sedimentary Rock">
            <text:p>Chemical Sedimentary Rock</text:p>
          </table:table-cell>
          <table:table-cell office:value-type="float" office:value="30">
            <text:p>30</text:p>
          </table:table-cell>
          <table:table-cell table:formula="of:= [.B7]/[.E$3]" office:value-type="float" office:value="0.0156494522691706">
            <text:p>0,02</text:p>
          </table:table-cell>
          <table:table-cell office:value-type="string">
            <text:p>Metal</text:p>
          </table:table-cell>
          <table:table-cell table:formula="of:=SUMPRODUCT([Components.G$2:Components.G$31]; [.B$2:.B$31])" office:value-type="float" office:value="4756">
            <text:p>4756</text:p>
          </table:table-cell>
        </table:table-row>
        <table:table-row table:style-name="ro1">
          <table:table-cell table:formula="of:=[Components.C8]" office:value-type="string" office:string-value="Salt">
            <text:p>Salt</text:p>
          </table:table-cell>
          <table:table-cell office:value-type="float" office:value="75">
            <text:p>75</text:p>
          </table:table-cell>
          <table:table-cell table:formula="of:= [.B8]/[.E$3]" office:value-type="float" office:value="0.0391236306729264">
            <text:p>0,04</text:p>
          </table:table-cell>
          <table:table-cell office:value-type="string">
            <text:p>Rare Earth Elements</text:p>
          </table:table-cell>
          <table:table-cell table:formula="of:=SUMPRODUCT([Components.H$2:Components.H$31]; [.B$2:.B$31])" office:value-type="float" office:value="743">
            <text:p>743</text:p>
          </table:table-cell>
        </table:table-row>
        <table:table-row table:style-name="ro1">
          <table:table-cell table:formula="of:=[Components.C9]" office:value-type="string" office:string-value="Metamorphic Rock">
            <text:p>Metamorphic Rock</text:p>
          </table:table-cell>
          <table:table-cell office:value-type="float" office:value="30">
            <text:p>30</text:p>
          </table:table-cell>
          <table:table-cell table:formula="of:= [.B9]/[.E$3]" office:value-type="float" office:value="0.0156494522691706">
            <text:p>0,02</text:p>
          </table:table-cell>
          <table:table-cell office:value-type="string">
            <text:p>Semiconductors</text:p>
          </table:table-cell>
          <table:table-cell table:formula="of:=SUMPRODUCT([Components.I$2:Components.I$31]; [.B$2:.B$31])" office:value-type="float" office:value="2195">
            <text:p>2195</text:p>
          </table:table-cell>
        </table:table-row>
        <table:table-row table:style-name="ro1">
          <table:table-cell table:formula="of:=[Components.C10]" office:value-type="string" office:string-value="Ore">
            <text:p>Ore</text:p>
          </table:table-cell>
          <table:table-cell office:value-type="float" office:value="400">
            <text:p>400</text:p>
          </table:table-cell>
          <table:table-cell table:formula="of:= [.B10]/[.E$3]" office:value-type="float" office:value="0.208659363588941">
            <text:p>0,21</text:p>
          </table:table-cell>
          <table:table-cell office:value-type="string">
            <text:p>Heisenbergium</text:p>
          </table:table-cell>
          <table:table-cell table:formula="of:=SUMPRODUCT([Components.J$2:Components.J$31]; [.B$2:.B$31])" office:value-type="float" office:value="10">
            <text:p>10</text:p>
          </table:table-cell>
        </table:table-row>
        <table:table-row table:style-name="ro1">
          <table:table-cell table:formula="of:=[Components.C11]" office:value-type="string" office:string-value="Rare Ore">
            <text:p>Rare Ore</text:p>
          </table:table-cell>
          <table:table-cell office:value-type="float" office:value="20">
            <text:p>20</text:p>
          </table:table-cell>
          <table:table-cell table:formula="of:= [.B11]/[.E$3]" office:value-type="float" office:value="0.0104329681794471">
            <text:p>0,01</text:p>
          </table:table-cell>
          <table:table-cell table:number-columns-repeated="2"/>
        </table:table-row>
        <table:table-row table:style-name="ro1">
          <table:table-cell table:formula="of:=[Components.C12]" office:value-type="string" office:string-value="Forzen Gas">
            <text:p>Forzen Gas</text:p>
          </table:table-cell>
          <table:table-cell office:value-type="float" office:value="10">
            <text:p>10</text:p>
          </table:table-cell>
          <table:table-cell table:formula="of:= [.B12]/[.E$3]" office:value-type="float" office:value="0.00521648408972353">
            <text:p>0,01</text:p>
          </table:table-cell>
          <table:table-cell table:number-columns-repeated="2"/>
        </table:table-row>
        <table:table-row table:style-name="ro1">
          <table:table-cell table:formula="of:=[Components.C13]" office:value-type="string" office:string-value="Pyroklastite">
            <text:p>Pyroklastite</text:p>
          </table:table-cell>
          <table:table-cell office:value-type="float" office:value="60">
            <text:p>60</text:p>
          </table:table-cell>
          <table:table-cell table:formula="of:= [.B13]/[.E$3]" office:value-type="float" office:value="0.0312989045383412">
            <text:p>0,03</text:p>
          </table:table-cell>
          <table:table-cell table:number-columns-repeated="2"/>
        </table:table-row>
        <table:table-row table:style-name="ro1">
          <table:table-cell table:formula="of:=[Components.C14]" office:value-type="string" office:string-value="Silicate">
            <text:p>Silicate</text:p>
          </table:table-cell>
          <table:table-cell office:value-type="float" office:value="55">
            <text:p>55</text:p>
          </table:table-cell>
          <table:table-cell table:formula="of:= [.B14]/[.E$3]" office:value-type="float" office:value="0.0286906624934794">
            <text:p>0,03</text:p>
          </table:table-cell>
          <table:table-cell table:number-columns-repeated="2"/>
        </table:table-row>
        <table:table-row table:style-name="ro1">
          <table:table-cell table:formula="of:=[Components.C15]" office:value-type="string" office:string-value="Magnetite">
            <text:p>Magnetite</text:p>
          </table:table-cell>
          <table:table-cell office:value-type="float" office:value="6">
            <text:p>6</text:p>
          </table:table-cell>
          <table:table-cell table:formula="of:= [.B15]/[.E$3]" office:value-type="float" office:value="0.00312989045383412">
            <text:p>0</text:p>
          </table:table-cell>
          <table:table-cell table:number-columns-repeated="2"/>
        </table:table-row>
        <table:table-row table:style-name="ro1">
          <table:table-cell table:formula="of:=[Components.C16]" office:value-type="string" office:string-value="Gold">
            <text:p>Gold</text:p>
          </table:table-cell>
          <table:table-cell office:value-type="float" office:value="3">
            <text:p>3</text:p>
          </table:table-cell>
          <table:table-cell table:formula="of:= [.B16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C17]" office:value-type="string" office:string-value="Lava">
            <text:p>Lava</text:p>
          </table:table-cell>
          <table:table-cell office:value-type="float" office:value="15">
            <text:p>15</text:p>
          </table:table-cell>
          <table:table-cell table:formula="of:= [.B17]/[.E$3]" office:value-type="float" office:value="0.00782472613458529">
            <text:p>0,01</text:p>
          </table:table-cell>
          <table:table-cell table:number-columns-repeated="2"/>
        </table:table-row>
        <table:table-row table:style-name="ro1">
          <table:table-cell table:formula="of:=[Components.C18]" office:value-type="string" office:string-value="Sand">
            <text:p>Sand</text:p>
          </table:table-cell>
          <table:table-cell office:value-type="float" office:value="2">
            <text:p>2</text:p>
          </table:table-cell>
          <table:table-cell table:formula="of:= [.B18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19]" office:value-type="string" office:string-value="Garbage">
            <text:p>Garbage</text:p>
          </table:table-cell>
          <table:table-cell office:value-type="float" office:value="5">
            <text:p>5</text:p>
          </table:table-cell>
          <table:table-cell table:formula="of:= [.B19]/[.E$3]" office:value-type="float" office:value="0.00260824204486176">
            <text:p>0</text:p>
          </table:table-cell>
          <table:table-cell table:number-columns-repeated="2"/>
        </table:table-row>
        <table:table-row table:style-name="ro1">
          <table:table-cell table:formula="of:=[Components.C20]" office:value-type="string" office:string-value="Organic Sedimentary Rock">
            <text:p>Organic Sedimentary Rock</text:p>
          </table:table-cell>
          <table:table-cell office:value-type="float" office:value="8">
            <text:p>8</text:p>
          </table:table-cell>
          <table:table-cell table:formula="of:= [.B20]/[.E$3]" office:value-type="float" office:value="0.00417318727177882">
            <text:p>0</text:p>
          </table:table-cell>
          <table:table-cell table:number-columns-repeated="2"/>
        </table:table-row>
        <table:table-row table:style-name="ro1">
          <table:table-cell table:formula="of:=[Components.C21]" office:value-type="string" office:string-value="Wood">
            <text:p>Wood</text:p>
          </table:table-cell>
          <table:table-cell office:value-type="float" office:value="2">
            <text:p>2</text:p>
          </table:table-cell>
          <table:table-cell table:formula="of:= [.B21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22]" office:value-type="string" office:string-value="Earth">
            <text:p>Earth</text:p>
          </table:table-cell>
          <table:table-cell office:value-type="float" office:value="1">
            <text:p>1</text:p>
          </table:table-cell>
          <table:table-cell table:formula="of:= [.B22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C23]" office:value-type="string" office:string-value="Grass">
            <text:p>Grass</text:p>
          </table:table-cell>
          <table:table-cell office:value-type="float" office:value="1">
            <text:p>1</text:p>
          </table:table-cell>
          <table:table-cell table:formula="of:= [.B23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C24]" office:value-type="string" office:string-value="Fungus">
            <text:p>Fungus</text:p>
          </table:table-cell>
          <table:table-cell office:value-type="float" office:value="3">
            <text:p>3</text:p>
          </table:table-cell>
          <table:table-cell table:formula="of:= [.B24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C25]" office:value-type="string" office:string-value="Chalk">
            <text:p>Chalk</text:p>
          </table:table-cell>
          <table:table-cell office:value-type="float" office:value="4">
            <text:p>4</text:p>
          </table:table-cell>
          <table:table-cell table:formula="of:= [.B25]/[.E$3]" office:value-type="float" office:value="0.00208659363588941">
            <text:p>0</text:p>
          </table:table-cell>
          <table:table-cell table:number-columns-repeated="2"/>
        </table:table-row>
        <table:table-row table:style-name="ro1">
          <table:table-cell table:formula="of:=[Components.C26]" office:value-type="string" office:string-value="Algae">
            <text:p>Algae</text:p>
          </table:table-cell>
          <table:table-cell office:value-type="float" office:value="4">
            <text:p>4</text:p>
          </table:table-cell>
          <table:table-cell table:formula="of:= [.B26]/[.E$3]" office:value-type="float" office:value="0.00208659363588941">
            <text:p>0</text:p>
          </table:table-cell>
          <table:table-cell table:number-columns-repeated="2"/>
        </table:table-row>
        <table:table-row table:style-name="ro1">
          <table:table-cell table:formula="of:=[Components.C27]" office:value-type="string" office:string-value="Oil">
            <text:p>Oil</text:p>
          </table:table-cell>
          <table:table-cell office:value-type="float" office:value="5">
            <text:p>5</text:p>
          </table:table-cell>
          <table:table-cell table:formula="of:= [.B27]/[.E$3]" office:value-type="float" office:value="0.00260824204486176">
            <text:p>0</text:p>
          </table:table-cell>
          <table:table-cell table:number-columns-repeated="2"/>
        </table:table-row>
        <table:table-row table:style-name="ro1">
          <table:table-cell table:formula="of:=[Components.C28]" office:value-type="string" office:string-value="Leafs">
            <text:p>Leafs</text:p>
          </table:table-cell>
          <table:table-cell office:value-type="float" office:value="3">
            <text:p>3</text:p>
          </table:table-cell>
          <table:table-cell table:formula="of:= [.B28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C29]" office:value-type="string" office:string-value="Plastic">
            <text:p>Plastic</text:p>
          </table:table-cell>
          <table:table-cell office:value-type="float" office:value="1">
            <text:p>1</text:p>
          </table:table-cell>
          <table:table-cell table:formula="of:= [.B29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C30]" office:value-type="string" office:string-value="Crystalin Solar Matter">
            <text:p>Crystalin Solar Matter</text:p>
          </table:table-cell>
          <table:table-cell office:value-type="float" office:value="2">
            <text:p>2</text:p>
          </table:table-cell>
          <table:table-cell table:formula="of:= [.B30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31]" office:value-type="string" office:string-value="Heisenberg Plasma">
            <text:p>Heisenberg Plasma</text:p>
          </table:table-cell>
          <table:table-cell office:value-type="float" office:value="2">
            <text:p>2</text:p>
          </table:table-cell>
          <table:table-cell table:formula="of:= [.B31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32]" office:value-type="string" office:string-value="Hydrogen Plasma">
            <text:p>Hydrogen Plasma</text:p>
          </table:table-cell>
          <table:table-cell office:value-type="float" office:value="1000000">
            <text:p>1000000</text:p>
          </table:table-cell>
          <table:table-cell table:formula="of:= [.B32]/[.E$3]" office:value-type="float" office:value="521.648408972353">
            <text:p>521,65</text:p>
          </table:table-cell>
          <table:table-cell table:number-columns-repeated="2"/>
        </table:table-row>
        <table:table-row table:style-name="ro1">
          <table:table-cell table:formula="of:=[Components.C33]" office:value-type="string" office:string-value="Helium Plasma">
            <text:p>Helium Plasma</text:p>
          </table:table-cell>
          <table:table-cell office:value-type="float" office:value="10000">
            <text:p>10000</text:p>
          </table:table-cell>
          <table:table-cell table:formula="of:= [.B33]/[.E$3]" office:value-type="float" office:value="5.21648408972353">
            <text:p>5,22</text:p>
          </table:table-cell>
          <table:table-cell table:number-columns-repeated="2"/>
        </table:table-row>
        <table:table-row table:style-name="ro1">
          <table:table-cell table:formula="of:=[Components.C34]" office:value-type="string" office:string-value="Computer I">
            <text:p>Computer I</text:p>
          </table:table-cell>
          <table:table-cell table:number-columns-repeated="4"/>
        </table:table-row>
        <table:table-row table:style-name="ro1">
          <table:table-cell table:formula="of:=[Components.C35]" office:value-type="string" office:string-value="Computer II">
            <text:p>Computer II</text:p>
          </table:table-cell>
          <table:table-cell table:number-columns-repeated="4"/>
        </table:table-row>
        <table:table-row table:style-name="ro1">
          <table:table-cell table:formula="of:=[Components.C36]" office:value-type="string" office:string-value="Computer III">
            <text:p>Computer III</text:p>
          </table:table-cell>
          <table:table-cell table:number-columns-repeated="4"/>
        </table:table-row>
        <table:table-row table:style-name="ro1">
          <table:table-cell table:formula="of:=[Components.C37]" office:value-type="string" office:string-value="Solar Cells">
            <text:p>Solar Cells</text:p>
          </table:table-cell>
          <table:table-cell table:number-columns-repeated="4"/>
        </table:table-row>
        <table:table-row table:style-name="ro1">
          <table:table-cell table:formula="of:=[Components.C38]" office:value-type="string" office:string-value="Super Absorbers">
            <text:p>Super Absorbers</text:p>
          </table:table-cell>
          <table:table-cell table:number-columns-repeated="4"/>
        </table:table-row>
        <table:table-row table:style-name="ro1">
          <table:table-cell table:formula="of:=[Components.C39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40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41]" office:value-type="string" office:string-value="Nuclear Reactor">
            <text:p>Nuclear Reactor</text:p>
          </table:table-cell>
          <table:table-cell table:number-columns-repeated="4"/>
        </table:table-row>
        <table:table-row table:style-name="ro1">
          <table:table-cell table:formula="of:=[Components.C42]" office:value-type="string" office:string-value="Fusion Reactor">
            <text:p>Fusion Reactor</text:p>
          </table:table-cell>
          <table:table-cell table:number-columns-repeated="4"/>
        </table:table-row>
        <table:table-row table:style-name="ro1">
          <table:table-cell table:formula="of:=[Components.C43]" office:value-type="string" office:string-value="Antimatter Reactor">
            <text:p>Antimatter Reactor</text:p>
          </table:table-cell>
          <table:table-cell table:number-columns-repeated="4"/>
        </table:table-row>
        <table:table-row table:style-name="ro1">
          <table:table-cell table:formula="of:=[Components.C44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45]" office:value-type="string" office:string-value="Capacitor I">
            <text:p>Capacitor I</text:p>
          </table:table-cell>
          <table:table-cell table:number-columns-repeated="4"/>
        </table:table-row>
        <table:table-row table:style-name="ro1">
          <table:table-cell table:formula="of:=[Components.C46]" office:value-type="string" office:string-value="Capacitor II">
            <text:p>Capacitor II</text:p>
          </table:table-cell>
          <table:table-cell table:number-columns-repeated="4"/>
        </table:table-row>
        <table:table-row table:style-name="ro1">
          <table:table-cell table:formula="of:=[Components.C47]" office:value-type="string" office:string-value="Capacitor III">
            <text:p>Capacitor III</text:p>
          </table:table-cell>
          <table:table-cell table:number-columns-repeated="4"/>
        </table:table-row>
        <table:table-row table:style-name="ro1">
          <table:table-cell table:formula="of:=[Components.C48]" office:value-type="string" office:string-value="Lithium Accumulator I">
            <text:p>Lithium Accumulator I</text:p>
          </table:table-cell>
          <table:table-cell table:number-columns-repeated="4"/>
        </table:table-row>
        <table:table-row table:style-name="ro1">
          <table:table-cell table:formula="of:=[Components.C49]" office:value-type="string" office:string-value="Lithium Accumulator II">
            <text:p>Lithium Accumulator II</text:p>
          </table:table-cell>
          <table:table-cell table:number-columns-repeated="4"/>
        </table:table-row>
        <table:table-row table:style-name="ro1">
          <table:table-cell table:formula="of:=[Components.C50]" office:value-type="string" office:string-value="Lithium Accumulator III">
            <text:p>Lithium Accumulator III</text:p>
          </table:table-cell>
          <table:table-cell table:number-columns-repeated="4"/>
        </table:table-row>
        <table:table-row table:style-name="ro1">
          <table:table-cell table:formula="of:=[Components.C51]" office:value-type="string" office:string-value="Photon Accumulator I">
            <text:p>Photon Accumulator I</text:p>
          </table:table-cell>
          <table:table-cell table:number-columns-repeated="4"/>
        </table:table-row>
        <table:table-row table:style-name="ro1">
          <table:table-cell table:formula="of:=[Components.C52]" office:value-type="string" office:string-value="Photon Accumulator II">
            <text:p>Photon Accumulator II</text:p>
          </table:table-cell>
          <table:table-cell table:number-columns-repeated="4"/>
        </table:table-row>
        <table:table-row table:style-name="ro1">
          <table:table-cell table:formula="of:=[Components.C53]" office:value-type="string" office:string-value="Boson Accumulator I">
            <text:p>Boson Accumulator I</text:p>
          </table:table-cell>
          <table:table-cell table:number-columns-repeated="4"/>
        </table:table-row>
        <table:table-row table:style-name="ro1">
          <table:table-cell table:formula="of:=[Components.C54]" office:value-type="string" office:string-value="Boson Accumulator II">
            <text:p>Boson Accumulator II</text:p>
          </table:table-cell>
          <table:table-cell table:number-columns-repeated="4"/>
        </table:table-row>
        <table:table-row table:style-name="ro1">
          <table:table-cell table:formula="of:=[Components.C55]" office:value-type="string" office:string-value="Boson Accumulator III">
            <text:p>Boson Accumulator III</text:p>
          </table:table-cell>
          <table:table-cell table:number-columns-repeated="4"/>
        </table:table-row>
        <table:table-row table:style-name="ro1">
          <table:table-cell table:formula="of:=[Components.C56]" office:value-type="string" office:string-value="Boson Accumulator IV">
            <text:p>Boson Accumulator IV</text:p>
          </table:table-cell>
          <table:table-cell table:number-columns-repeated="4"/>
        </table:table-row>
        <table:table-row table:style-name="ro1">
          <table:table-cell table:formula="of:=[Components.C57]" office:value-type="string" office:string-value="Storage I">
            <text:p>Storage I</text:p>
          </table:table-cell>
          <table:table-cell table:number-columns-repeated="4"/>
        </table:table-row>
        <table:table-row table:style-name="ro1">
          <table:table-cell table:formula="of:=[Components.C58]" office:value-type="string" office:string-value="Storage II">
            <text:p>Storage II</text:p>
          </table:table-cell>
          <table:table-cell table:number-columns-repeated="4"/>
        </table:table-row>
        <table:table-row table:style-name="ro1">
          <table:table-cell table:formula="of:=[Components.C59]" office:value-type="string" office:string-value="Storage III">
            <text:p>Storage III</text:p>
          </table:table-cell>
          <table:table-cell table:number-columns-repeated="4"/>
        </table:table-row>
        <table:table-row table:style-name="ro1">
          <table:table-cell table:formula="of:=[Components.C60]" office:value-type="string" office:string-value="Storage IV">
            <text:p>Storage IV</text:p>
          </table:table-cell>
          <table:table-cell table:number-columns-repeated="4"/>
        </table:table-row>
        <table:table-row table:style-name="ro1">
          <table:table-cell table:formula="of:=[Components.C61]" office:value-type="string" office:string-value="Warpstorage I">
            <text:p>Warpstorage I</text:p>
          </table:table-cell>
          <table:table-cell table:number-columns-repeated="4"/>
        </table:table-row>
        <table:table-row table:style-name="ro1">
          <table:table-cell table:formula="of:=[Components.C62]" office:value-type="string" office:string-value="Warpstorage II">
            <text:p>Warpstorage II</text:p>
          </table:table-cell>
          <table:table-cell table:number-columns-repeated="4"/>
        </table:table-row>
        <table:table-row table:style-name="ro1">
          <table:table-cell table:formula="of:=[Components.C63]" office:value-type="string" office:string-value="Warpstorage III">
            <text:p>Warpstorage III</text:p>
          </table:table-cell>
          <table:table-cell table:number-columns-repeated="4"/>
        </table:table-row>
        <table:table-row table:style-name="ro1">
          <table:table-cell table:formula="of:=[Components.C64]" office:value-type="string" office:string-value="Warpstorage IV">
            <text:p>Warpstorage IV</text:p>
          </table:table-cell>
          <table:table-cell table:number-columns-repeated="4"/>
        </table:table-row>
        <table:table-row table:style-name="ro1">
          <table:table-cell table:formula="of:=[Components.C65]" office:value-type="string" office:string-value="Combustion Engine I">
            <text:p>Combustion Engine I</text:p>
          </table:table-cell>
          <table:table-cell table:number-columns-repeated="4"/>
        </table:table-row>
        <table:table-row table:style-name="ro1">
          <table:table-cell table:formula="of:=[Components.C66]" office:value-type="string" office:string-value="Combustion Engine II">
            <text:p>Combustion Engine II</text:p>
          </table:table-cell>
          <table:table-cell table:number-columns-repeated="4"/>
        </table:table-row>
        <table:table-row table:style-name="ro1">
          <table:table-cell table:formula="of:=[Components.C67]" office:value-type="string" office:string-value="Combustion Engine III">
            <text:p>Combustion Engine III</text:p>
          </table:table-cell>
          <table:table-cell table:number-columns-repeated="4"/>
        </table:table-row>
        <table:table-row table:style-name="ro1">
          <table:table-cell table:formula="of:=[Components.C68]" office:value-type="string" office:string-value="Space Crawler I">
            <text:p>Space Crawler I</text:p>
          </table:table-cell>
          <table:table-cell table:number-columns-repeated="4"/>
        </table:table-row>
        <table:table-row table:style-name="ro1">
          <table:table-cell table:formula="of:=[Components.C69]" office:value-type="string" office:string-value="Warp Engine I">
            <text:p>Warp Engine I</text:p>
          </table:table-cell>
          <table:table-cell table:number-columns-repeated="4"/>
        </table:table-row>
        <table:table-row table:style-name="ro1">
          <table:table-cell table:formula="of:=[Components.C70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71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72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73]" office:value-type="string" office:string-value="Standard Hull">
            <text:p>Standard Hull</text:p>
          </table:table-cell>
          <table:table-cell table:number-columns-repeated="4"/>
        </table:table-row>
        <table:table-row table:style-name="ro1">
          <table:table-cell table:formula="of:=[Components.C74]" office:value-type="string" office:string-value="Alloy Hull">
            <text:p>Alloy Hull</text:p>
          </table:table-cell>
          <table:table-cell table:number-columns-repeated="4"/>
        </table:table-row>
        <table:table-row table:style-name="ro1">
          <table:table-cell table:formula="of:=[Components.C75]" office:value-type="string" office:string-value="Ceramic Plating">
            <text:p>Ceramic Plating</text:p>
          </table:table-cell>
          <table:table-cell table:number-columns-repeated="4"/>
        </table:table-row>
        <table:table-row table:style-name="ro1">
          <table:table-cell table:formula="of:=[Components.C76]" office:value-type="string" office:string-value="Graphite Plating">
            <text:p>Graphite Plating</text:p>
          </table:table-cell>
          <table:table-cell table:number-columns-repeated="4"/>
        </table:table-row>
        <table:table-row table:style-name="ro1">
          <table:table-cell table:formula="of:=[Components.C77]" office:value-type="string" office:string-value="Nano Carbon Plating">
            <text:p>Nano Carbon Plating</text:p>
          </table:table-cell>
          <table:table-cell table:number-columns-repeated="4"/>
        </table:table-row>
        <table:table-row table:style-name="ro1">
          <table:table-cell table:formula="of:=[Components.C78]" office:value-type="string" office:string-value="Carbon Alloy Plating">
            <text:p>Carbon Alloy Plating</text:p>
          </table:table-cell>
          <table:table-cell table:number-columns-repeated="4"/>
        </table:table-row>
        <table:table-row table:style-name="ro1">
          <table:table-cell table:formula="of:=[Components.C79]" office:value-type="string" office:string-value="Superconductor Plating">
            <text:p>Superconductor Plating</text:p>
          </table:table-cell>
          <table:table-cell table:number-columns-repeated="4"/>
        </table:table-row>
        <table:table-row table:style-name="ro1">
          <table:table-cell table:formula="of:=[Components.C80]" office:value-type="string" office:string-value="Epic">
            <text:p>Epic</text:p>
          </table:table-cell>
          <table:table-cell table:number-columns-repeated="4"/>
        </table:table-row>
        <table:table-row table:style-name="ro1">
          <table:table-cell table:formula="of:=[Components.C81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82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83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84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85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86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87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88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89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90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91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92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93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94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95]" office:value-type="string" office:string-value="Laser">
            <text:p>Laser</text:p>
          </table:table-cell>
          <table:table-cell table:number-columns-repeated="4"/>
        </table:table-row>
        <table:table-row table:style-name="ro1">
          <table:table-cell table:formula="of:=[Components.C96]" office:value-type="string" office:string-value="Puls Laser">
            <text:p>Puls Laser</text:p>
          </table:table-cell>
          <table:table-cell table:number-columns-repeated="4"/>
        </table:table-row>
        <table:table-row table:style-name="ro1">
          <table:table-cell table:formula="of:=[Components.C97]" office:value-type="string" office:string-value="Gamma Laser">
            <text:p>Gamma Laser</text:p>
          </table:table-cell>
          <table:table-cell table:number-columns-repeated="4"/>
        </table:table-row>
        <table:table-row table:style-name="ro1">
          <table:table-cell table:formula="of:=[Components.C98]" office:value-type="string" office:string-value="Gamma Puls Laser">
            <text:p>Gamma Puls Laser</text:p>
          </table:table-cell>
          <table:table-cell table:number-columns-repeated="4"/>
        </table:table-row>
        <table:table-row table:style-name="ro1">
          <table:table-cell table:formula="of:=[Components.C99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00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01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02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03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04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05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06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07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08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09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10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11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12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13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14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15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16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17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18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19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20]" office:value-type="string" office:string-value="&lt;Magnetic&gt;">
            <text:p>&lt;Magnetic&gt;</text:p>
          </table:table-cell>
          <table:table-cell table:number-columns-repeated="4"/>
        </table:table-row>
        <table:table-row table:style-name="ro1">
          <table:table-cell table:formula="of:=[Components.C121]" office:value-type="string" office:string-value="&lt;Gravity&gt;">
            <text:p>&lt;Gravity&gt;</text:p>
          </table:table-cell>
          <table:table-cell table:number-columns-repeated="4"/>
        </table:table-row>
        <table:table-row table:style-name="ro1">
          <table:table-cell table:formula="of:=[Components.C122]" office:value-type="string" office:string-value="&lt;Warp&gt;">
            <text:p>&lt;Warp&gt;</text:p>
          </table:table-cell>
          <table:table-cell table:number-columns-repeated="4"/>
        </table:table-row>
        <table:table-row table:style-name="ro1">
          <table:table-cell table:formula="of:=[Components.C123]" office:value-type="string" office:string-value="Portal">
            <text:p>Portal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formula="of:=[Components.C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8]" office:value-type="float" office:value="0">
            <text:p>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3.05.2015</text:date>, <text:time>16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7M31S</meta:editing-duration>
    <meta:editing-cycles>66</meta:editing-cycles>
    <meta:generator>OpenOffice/4.1.1$Win32 OpenOffice.org_project/411m6$Build-9775</meta:generator>
    <dc:date>2015-05-03T16:18:06.34</dc:date>
    <dc:creator>Johannes Jendersie</dc:creator>
    <meta:document-statistic meta:table-count="2" meta:cell-count="774" meta:object-count="0"/>
    <meta:user-defined meta:name="Info 1"/>
    <meta:user-defined meta:name="Info 2"/>
    <meta:user-defined meta:name="Info 3"/>
    <meta:user-defined meta:name="Info 4"/>
  </office:meta>
</office:document-meta>
</file>